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</office:automatic-styles>
  <office:body>
    <office:text>
      <text:p text:style-name="P1"><text:span text:style-name="T1_1">Discussion</text:span><text:span text:style-name="T1_2">:</text:span></text:p>
      <text:p text:style-name="P2"><text:span text:style-name="T2_1">Report</text:span><text:span text:style-name="T2_2"><text:s/></text:span><text:span text:style-name="T2_3">on</text:span><text:span text:style-name="T2_4"><text:s/>1023<text:s/></text:span><text:span text:style-name="T2_5">filings</text:span><text:span text:style-name="T2_6">.</text:span></text:p>
      <text:p text:style-name="P3"><text:span text:style-name="T3_1">Report</text:span><text:span text:style-name="T3_2"><text:s/></text:span><text:span text:style-name="T3_3">on</text:span><text:span text:style-name="T3_4"><text:s/></text:span><text:span text:style-name="T3_5">multiple</text:span><text:span text:style-name="T3_6"><text:s/></text:span><text:span text:style-name="T3_7">bank</text:span><text:span text:style-name="T3_8"><text:s/></text:span><text:span text:style-name="T3_9">options</text:span><text:span text:style-name="T3_10">.</text:span></text:p>
      <text:p text:style-name="P4"/>
      <text:p text:style-name="P5"><text:span text:style-name="T5_1">Action</text:span><text:span text:style-name="T5_2"><text:s/></text:span><text:span text:style-name="T5_3">items</text:span><text:span text:style-name="T5_4">:</text:span></text:p>
      <text:p text:style-name="P6"><text:span text:style-name="T6_1">Approve</text:span><text:span text:style-name="T6_2"><text:s/></text:span><text:span text:style-name="T6_3">bank</text:span><text:span text:style-name="T6_4"><text:s/></text:span><text:span text:style-name="T6_5">for</text:span><text:span text:style-name="T6_6"><text:s/></text:span><text:span text:style-name="T6_7">transactions</text:span><text:span text:style-name="T6_8">.</text:span></text:p>
      <text:p text:style-name="P7"><text:span text:style-name="T7_1">Form</text:span><text:span text:style-name="T7_2"><text:s/></text:span><text:span text:style-name="T7_3">and</text:span><text:span text:style-name="T7_4"><text:s/></text:span><text:span text:style-name="T7_5">approve</text:span><text:span text:style-name="T7_6"><text:s/></text:span><text:span text:style-name="T7_7">Form</text:span><text:span text:style-name="T7_8"><text:s/></text:span><text:span text:style-name="T7_9">CT</text:span><text:span text:style-name="T7_10">-1<text:s/>(</text:span><text:span text:style-name="T7_11">CA</text:span><text:span text:style-name="T7_12"><text:s/></text:span><text:span text:style-name="T7_13">attorney</text:span><text:span text:style-name="T7_14"><text:s/></text:span><text:span text:style-name="T7_15">general</text:span><text:span text:style-name="T7_16"><text:s/></text:span><text:span text:style-name="T7_17">form</text:span><text:span text:style-name="T7_18">)<text:s/></text:span><text:span text:style-name="T7_19">committee</text:span><text:span text:style-name="T7_20">.</text:span></text:p>
      <text:p text:style-name="P8"><text:span text:style-name="T8_1">Approve</text:span><text:span text:style-name="T8_2"><text:s/></text:span><text:span text:style-name="T8_3">and</text:span><text:span text:style-name="T8_4"><text:s/></text:span><text:span text:style-name="T8_5">circulate</text:span><text:span text:style-name="T8_6"><text:s/></text:span><text:span text:style-name="T8_7">conflict</text:span><text:span text:style-name="T8_8"><text:s/></text:span><text:span text:style-name="T8_9">of</text:span><text:span text:style-name="T8_10"><text:s/></text:span><text:span text:style-name="T8_11">interest</text:span><text:span text:style-name="T8_12"><text:s/></text:span><text:span text:style-name="T8_13">forms</text:span><text:span text:style-name="T8_14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